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false" fo:min-height="0.418cm" fo:min-width="1.293cm"/>
    </style:style>
    <style:style style:name="gr4" style:family="graphic" style:parent-style-name="standard">
      <style:graphic-properties draw:fill="solid" draw:fill-color="#33cc66"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false" fo:min-height="0.418cm" fo:min-width="1.707cm"/>
    </style:style>
    <style:style style:name="gr6" style:family="graphic" style:parent-style-name="standard">
      <style:graphic-properties draw:stroke="none" svg:stroke-color="#000000" draw:fill="none" draw:fill-color="#ffffff" draw:textarea-horizontal-align="left" draw:auto-grow-height="true" draw:auto-grow-width="false" fo:min-height="0.061cm" fo:min-width="3.389cm"/>
    </style:style>
    <style:style style:name="gr7" style:family="graphic" style:parent-style-name="standard">
      <style:graphic-properties draw:stroke="none" svg:stroke-color="#000000" draw:fill="none" draw:fill-color="#ffffff" draw:textarea-horizontal-align="left" draw:auto-grow-height="true" draw:auto-grow-width="false" fo:min-height="0.418cm" fo:min-width="2.345cm"/>
    </style:style>
    <style:style style:name="gr8" style:family="graphic" style:parent-style-name="standard">
      <style:graphic-properties draw:stroke="none" svg:stroke-color="#000000" draw:fill="none" draw:fill-color="#ffffff" draw:textarea-horizontal-align="left" draw:auto-grow-height="true" draw:auto-grow-width="false" fo:min-height="0.419cm" fo:min-width="0.707cm"/>
    </style:style>
    <style:style style:name="gr9" style:family="graphic" style:parent-style-name="standard">
      <style:graphic-properties draw:stroke="none" svg:stroke-color="#000000" draw:fill="none" draw:fill-color="#ffffff" draw:textarea-horizontal-align="left" draw:auto-grow-height="true" draw:auto-grow-width="false" fo:min-height="0.418cm" fo:min-width="2.171cm"/>
    </style:style>
    <style:style style:name="gr10" style:family="graphic" style:parent-style-name="standard">
      <style:graphic-properties draw:textarea-horizontal-align="justify" draw:textarea-vertical-align="middle" draw:auto-grow-height="false" fo:min-height="0cm" fo:min-width="0cm" fo:wrap-option="no-wrap"/>
    </style:style>
    <style:style style:name="gr11" style:family="graphic" style:parent-style-name="standard">
      <style:graphic-properties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cm" svg:height="2.7cm" svg:x="12.6cm" svg:y="11.9cm">
          <text:p text:style-name="P1">Lecture</text:p>
          <text:p text:style-name="P1">Des flux</text:p>
          <draw:enhanced-geometry svg:viewBox="0 0 21600 21600" draw:mirror-horizontal="false" draw:mirror-vertical="false" draw:type="rectangle" draw:enhanced-path="M 0 0 L 21600 0 21600 21600 0 21600 0 0 Z N"/>
        </draw:custom-shape>
        <draw:line draw:style-name="gr2" draw:text-style-name="P1" draw:layer="layout" svg:x1="6.5cm" svg:y1="13.3cm" svg:x2="12.5cm" svg:y2="13.3cm">
          <text:p/>
        </draw:line>
        <draw:custom-shape draw:style-name="gr1" draw:text-style-name="P1" draw:layer="layout" svg:width="4.2cm" svg:height="2.9cm" svg:x="21cm" svg:y="12.1cm">
          <text:p text:style-name="P1">Stockage des</text:p>
          <text:p text:style-name="P1">Flux annotés</text:p>
          <draw:enhanced-geometry svg:viewBox="0 0 21600 21600" draw:mirror-horizontal="false" draw:mirror-vertical="false" draw:type="rectangle" draw:enhanced-path="M 0 0 L 21600 0 21600 21600 0 21600 0 0 Z N"/>
        </draw:custom-shape>
        <draw:custom-shape draw:style-name="gr1" draw:text-style-name="P1" draw:layer="layout" svg:width="2.3cm" svg:height="2.7cm" svg:x="24.4cm" svg:y="14.5cm">
          <text:p text:style-name="P1">BDD</text:p>
          <text:p text:style-name="P1">RDF</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6.6cm" svg:y1="13.4cm" svg:x2="21cm" svg:y2="13.5cm">
          <text:p/>
        </draw:line>
        <draw:line draw:style-name="gr2" draw:text-style-name="P1" draw:layer="layout" svg:x1="16.1cm" svg:y1="24.138cm" svg:x2="23.1cm" svg:y2="24.138cm">
          <text:p/>
        </draw:line>
        <draw:frame draw:style-name="gr3" draw:layer="layout" svg:width="2.581cm" svg:height="0.962cm" svg:x="17.719cm" svg:y="23.376cm">
          <draw:text-box>
            <text:p>critères</text:p>
          </draw:text-box>
        </draw:frame>
        <draw:custom-shape draw:style-name="gr4" draw:text-style-name="P1" draw:layer="layout" svg:width="4.4cm" svg:height="3.5cm" svg:x="4cm" svg:y="23.4cm">
          <text:p text:style-name="P1">utilisateur</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 draw:text-style-name="P1" draw:layer="layout" svg:x1="26.2cm" svg:y1="24.3cm" svg:x2="26.3cm" svg:y2="17.1cm">
          <text:p/>
        </draw:line>
        <draw:line draw:style-name="gr2" draw:text-style-name="P1" draw:layer="layout" svg:x1="24.869cm" svg:y1="17.1cm" svg:x2="24.9cm" svg:y2="23.8cm">
          <text:p/>
        </draw:line>
        <draw:line draw:style-name="gr2" draw:text-style-name="P1" draw:layer="layout" svg:x1="23cm" svg:y1="26.538cm" svg:x2="7.6cm" svg:y2="26.6cm">
          <text:p/>
        </draw:line>
        <draw:frame draw:style-name="gr5" draw:layer="layout" svg:width="3.177cm" svg:height="0.962cm" svg:x="13.9cm" svg:y="26.738cm">
          <draw:text-box>
            <text:p>Flux RSS</text:p>
          </draw:text-box>
        </draw:frame>
        <draw:frame draw:style-name="gr6" draw:layer="layout" svg:width="5.599cm" svg:height="1.673cm" svg:x="26.401cm" svg:y="18.9cm">
          <draw:text-box>
            <text:p>Requête</text:p>
            <text:p>SPARQL</text:p>
          </draw:text-box>
        </draw:frame>
        <draw:frame draw:style-name="gr7" draw:layer="layout" svg:width="4.096cm" svg:height="0.962cm" svg:x="20.404cm" svg:y="19.738cm">
          <draw:text-box>
            <text:p>Graphe RDF</text:p>
          </draw:text-box>
        </draw:frame>
        <draw:custom-shape draw:style-name="gr1" draw:text-style-name="P1" draw:layer="layout" svg:width="3.3cm" svg:height="3.2cm" svg:x="3.3cm" svg:y="11.6cm">
          <text:p text:style-name="P1">Flux </text:p>
          <text:p text:style-name="P1">RSS</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1cm" svg:height="3.7cm" svg:x="13.3cm" svg:y="5.1cm">
          <text:p text:style-name="P1">Services</text:p>
          <text:p text:style-name="P1">D'annotatio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2" draw:text-style-name="P1" draw:layer="layout" svg:x1="14.5cm" svg:y1="11.5cm" svg:x2="14.5cm" svg:y2="8.9cm">
          <text:p/>
        </draw:line>
        <draw:line draw:style-name="gr2" draw:text-style-name="P1" draw:layer="layout" svg:x1="15.6cm" svg:y1="9cm" svg:x2="15.6cm" svg:y2="11.6cm">
          <text:p/>
        </draw:line>
        <draw:frame draw:style-name="gr8" draw:layer="layout" svg:width="1.738cm" svg:height="0.962cm" svg:x="12.2cm" svg:y="9.538cm">
          <draw:text-box>
            <text:p>Item</text:p>
          </draw:text-box>
        </draw:frame>
        <draw:frame draw:style-name="gr9" draw:layer="layout" svg:width="3.846cm" svg:height="0.962cm" svg:x="16.2cm" svg:y="9.9cm">
          <draw:text-box>
            <text:p>Annotations</text:p>
          </draw:text-box>
        </draw:frame>
        <draw:custom-shape draw:style-name="gr10" draw:text-style-name="P1" draw:layer="layout" svg:width="3.9cm" svg:height="2.1cm" svg:x="22.1cm" svg:y="5.5cm">
          <text:p text:style-name="P1">Données </text:p>
          <text:p text:style-name="P1">Géographique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 draw:layer="layout" svg:width="4.2cm" svg:height="0.9cm" svg:x="17.6cm" svg:y="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1" draw:layer="layout" svg:width="4.4cm" svg:height="3.3cm" svg:x="12.7cm" svg:y="22.8cm">
          <text:p text:style-name="P1">Boite de</text:p>
          <text:p text:style-name="P1">configuration</text:p>
          <draw:enhanced-geometry svg:viewBox="0 0 21600 21600" draw:mirror-horizontal="false" draw:mirror-vertical="false" draw:type="rectangle" draw:enhanced-path="M 0 0 L 21600 0 21600 21600 0 21600 0 0 Z N"/>
        </draw:custom-shape>
        <draw:custom-shape draw:style-name="gr4" draw:text-style-name="P1" draw:layer="layout" svg:width="4.4cm" svg:height="3.3cm" svg:x="23.2cm" svg:y="23.8cm">
          <text:p text:style-name="P1">Récupération</text:p>
          <text:p text:style-name="P1">d'informations</text:p>
          <draw:enhanced-geometry svg:viewBox="0 0 21600 21600" draw:mirror-horizontal="false" draw:mirror-vertical="false" draw:type="rectangle" draw:enhanced-path="M 0 0 L 21600 0 21600 21600 0 21600 0 0 Z N"/>
        </draw:custom-shape>
        <draw:line draw:style-name="gr2" draw:text-style-name="P1" draw:layer="layout" svg:x1="8.3cm" svg:y1="24.2cm" svg:x2="12.7cm" svg:y2="24.138cm">
          <text:p/>
        </draw:line>
        <draw:frame draw:style-name="gr3" draw:layer="layout" svg:width="2.581cm" svg:height="0.962cm" svg:x="9.1cm" svg:y="23.238cm">
          <draw:text-box>
            <text:p>besoi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Light'"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10T14:13:57</meta:creation-date>
    <meta:generator>LibreOffice/3.4$Unix LibreOffice_project/340m1$Build-502</meta:generator>
    <dc:date>2012-02-24T16:40:35</dc:date>
    <meta:editing-duration>PT38M36S</meta:editing-duration>
    <meta:editing-cycles>10</meta:editing-cycles>
    <meta:document-statistic meta:object-count="26"/>
  </office:meta>
</office:document-meta>
</file>